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Описание тест-кейса:</text:span> "Вход с действительными учетными данными и проверка отображения элементов товаров"</text:p>
      <text:p text:style-name="Standard"/>
      <text:p text:style-name="Standard"><text:span text:style-name="T1">Цель:</text:span> Проверить корректность процесса входа в систему с использованием действительных учетных данных и удостовериться, что элементы товаров успешно отображаются, содержат гиперссылки и видны на странице.</text:p>
      <text:p text:style-name="Standard"/>
      <text:p text:style-name="P1">Шаги:</text:p>
      <text:p text:style-name="Standard">1. Запустить браузер с использованием webdriver.Chrome().</text:p>
      <text:p text:style-name="Standard">2. Открыть веб-сайт https://www.saucedemo.com.</text:p>
      <text:p text:style-name="Standard">3. Найти поле ввода логина с помощью ID и ввести значение 'standard_user'.</text:p>
      <text:p text:style-name="Standard">4. Найти поле ввода пароля с помощью ID и ввести значение 'secret_sauce'.</text:p>
      <text:p text:style-name="Standard">5. Нажать клавишу Enter, используя submit формы.</text:p>
      <text:p text:style-name="Standard">6. Подождать загрузки страницы с использованием неявного ожидания (WebDriverWait и EC.url_to_be).</text:p>
      <text:p text:style-name="Standard">7. Найти все элементы с классом 'inventory_item_name'.</text:p>
      <text:p text:style-name="Standard">8. Проверить, что найдены хотя бы один элемент с классом 'inventory_item_name'.</text:p>
      <text:p text:style-name="Standard">9. Для каждого элемента проверить, что он отображается и содержит гиперссылку.</text:p>
      <text:p text:style-name="Standard"/>
      <text:p text:style-name="Standard"><text:span text:style-name="T1">Ожидаемый результат:</text:span> </text:p>
      <text:p text:style-name="Standard">- После выполнения шагов 1-9 учетные данные успешно используются для входа в систему, и элементы товаров успешно отображаются, содержат гиперссылки и видны на странице.</text:p>
      <text:p text:style-name="Standard"/>
      <text:p text:style-name="Standard"><text:span text:style-name="T1">Завершение:</text:span> </text:p>
      <text:p text:style-name="Standard">- Закрыть браузер после завершения теста с использованием fixt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20:13:01.088000000</dc:date>
    <meta:editing-duration>PT50S</meta:editing-duration>
    <meta:editing-cycles>1</meta:editing-cycles>
    <meta:document-statistic meta:table-count="0" meta:image-count="0" meta:object-count="0" meta:page-count="1" meta:paragraph-count="16" meta:word-count="155" meta:character-count="1184" meta:non-whitespace-character-count="1043"/>
    <meta:generator>LibreOffice/7.4.5.1$Windows_X86_64 LibreOffice_project/9c0871452b3918c1019dde9bfac75448afc4b57f</meta:generator>
  </office:meta>
</office:document-meta>
</file>